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162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Fecha consecucion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El programa va a permitir registrarse al usu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va a permitir loguear al usu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va a permitir crear un equipo a un usuario regist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permitira comprar jugadores para el equ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permitira vender jugadores del equ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va a permitir crear una liga al usu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va a permitir unirse a otro usuario a la li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ama permitira ganar puntos en base a partidos aleatoriza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raremos un menu con nuestra plantilla, dinero y lig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2:41:39.288000000</meta:creation-date>
    <dc:date>2025-04-08T12:49:46.190000000</dc:date>
    <meta:editing-duration>PT8M7S</meta:editing-duration>
    <meta:editing-cycles>1</meta:editing-cycles>
    <meta:document-statistic meta:table-count="1" meta:cell-count="11" meta:object-count="0"/>
    <meta:generator>LibreOffice/24.8.5.2$Windows_X86_64 LibreOffice_project/fddf2685c70b461e7832239a0162a77216259f22</meta:generator>
  </office:meta>
</office:document-meta>
</file>